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style:writing-mode="lr-tb"/>
      <style:text-properties fo:font-size="66pt" officeooo:paragraph-rsid="000febd3" style:font-size-asian="66pt" style:font-size-complex="66pt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6pt" fo:font-style="normal" fo:text-shadow="none" style:text-underline-style="none" fo:font-weight="normal" style:font-size-asian="66pt" style:font-style-asian="normal" style:font-weight-asian="normal" style:font-size-complex="66pt" style:text-emphasize="none"/>
    </style:style>
    <style:style style:name="T1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8a0d3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0febd3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</text:span><text:span text:style-name="T1">О обрабатывающего центра с ЧПУ INTERMAC Master ONE для операторов</text:span></text:p>
      <text:p text:style-name="P3"/>
      <text:p text:style-name="P2"><text:soft-page-break/><text:span text:style-name="T2">Т</text:span><text:span text:style-name="T1">О обрабатывающего центра с ЧПУ INTERMAC Master ONE для </text:span><text:span text:style-name="T3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13:53:01.910000000</meta:creation-date>
    <dc:date>2022-12-01T15:01:51.721000000</dc:date>
    <meta:editing-duration>PT1H51M43S</meta:editing-duration>
    <meta:editing-cycles>8</meta:editing-cycles>
    <meta:generator>LibreOffice/7.3.6.2$Windows_X86_64 LibreOffice_project/c28ca90fd6e1a19e189fc16c05f8f8924961e12e</meta:generator>
    <meta:print-date>2022-12-01T15:02:37.825000000</meta:print-date>
    <meta:document-statistic meta:table-count="0" meta:image-count="0" meta:object-count="0" meta:page-count="2" meta:paragraph-count="2" meta:word-count="20" meta:character-count="131" meta:non-whitespace-character-count="113"/>
  </office:meta>
</office:document-meta>
</file>